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.VnTimeH" svg:font-family=".VnTimeH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0979in" fo:margin-left="-0.0833in" style:page-number="1" table:align="left" style:writing-mode="lr-tb"/>
    </style:style>
    <style:style style:name="Table1.A" style:family="table-column">
      <style:table-column-properties style:column-width="2.6611in"/>
    </style:style>
    <style:style style:name="Table1.B" style:family="table-column">
      <style:table-column-properties style:column-width="4.4368in"/>
    </style:style>
    <style:style style:name="Table1.1" style:family="table-row">
      <style:table-row-properties style:min-row-height="0.543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4063in" fo:margin-left="-0.0208in" fo:margin-right="-0.0076in" table:align="margins" style:writing-mode="lr-tb"/>
    </style:style>
    <style:style style:name="Table2.A" style:family="table-column">
      <style:table-column-properties style:column-width="3.5625in" style:rel-column-width="31523*"/>
    </style:style>
    <style:style style:name="Table2.B" style:family="table-column">
      <style:table-column-properties style:column-width="3.8438in" style:rel-column-width="3401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4063in" fo:margin-left="-0.0208in" fo:margin-right="-0.0076in" table:align="margins" style:writing-mode="lr-tb"/>
    </style:style>
    <style:style style:name="Table3.A" style:family="table-column">
      <style:table-column-properties style:column-width="1.6042in" style:rel-column-width="14194*"/>
    </style:style>
    <style:style style:name="Table3.B" style:family="table-column">
      <style:table-column-properties style:column-width="2in" style:rel-column-width="17697*"/>
    </style:style>
    <style:style style:name="Table3.C" style:family="table-column">
      <style:table-column-properties style:column-width="3.8021in" style:rel-column-width="33644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3542in" table:align="left" style:writing-mode="lr-tb"/>
    </style:style>
    <style:style style:name="Table4.A" style:family="table-column">
      <style:table-column-properties style:column-width="0.5576in"/>
    </style:style>
    <style:style style:name="Table4.B" style:family="table-column">
      <style:table-column-properties style:column-width="0.616in"/>
    </style:style>
    <style:style style:name="Table4.C" style:family="table-column">
      <style:table-column-properties style:column-width="3.8819in"/>
    </style:style>
    <style:style style:name="Table4.D" style:family="table-column">
      <style:table-column-properties style:column-width="0.7132in"/>
    </style:style>
    <style:style style:name="Table4.E" style:family="table-column">
      <style:table-column-properties style:column-width="0.8354in"/>
    </style:style>
    <style:style style:name="Table4.F" style:family="table-column">
      <style:table-column-properties style:column-width="0.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rp_5f_default_5f_8">
      <style:paragraph-properties fo:margin-left="0in" fo:margin-right="0in" fo:text-align="start" style:justify-single-word="false" fo:text-indent="0in" style:auto-text-indent="false"/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pt" fo:country="BR" fo:font-weight="bold" style:language-asian="vi" style:country-asian="VN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language-asian="vi" style:country-asian="VN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3.1563in"/>
        </style:tab-stops>
      </style:paragraph-properties>
      <style:text-properties fo:font-size="14pt" fo:language="pt" fo:country="BR" style:font-size-asian="14pt" style:language-asian="vi" style:country-asian="VN"/>
    </style:style>
    <style:style style:name="P8" style:family="paragraph" style:parent-style-name="Standard">
      <style:paragraph-properties fo:text-align="center" style:justify-single-word="false"/>
      <style:text-properties fo:font-size="15pt" fo:language="vi" fo:country="VN" fo:font-weight="bold" style:font-size-asian="15pt" style:language-asian="vi" style:country-asian="VN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vi" fo:country="VN" fo:font-weight="bold" style:language-asian="vi" style:country-asian="VN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vi" fo:country="VN" fo:font-weight="bold" style:font-name-asian="AR PL ShanHeiSun Uni" style:font-size-asian="12pt" style:language-asian="vi" style:country-asian="VN" style:font-weight-asian="bold" style:font-name-complex="Tahoma2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7pt" fo:language="vi" fo:country="VN" fo:font-weight="bold" style:font-size-asian="7pt" style:language-asian="vi" style:country-asian="VN" style:font-weight-asian="bold" style:font-weight-complex="bold"/>
    </style:style>
    <style:style style:name="P14" style:family="paragraph" style:parent-style-name="Standard">
      <style:paragraph-properties fo:margin-top="0in" fo:margin-bottom="0.028in" fo:text-align="justify" style:justify-single-word="false"/>
      <style:text-properties fo:font-size="12pt" fo:language="de" fo:country="DE" style:text-underline-style="solid" style:text-underline-width="auto" style:text-underline-color="font-color" fo:font-weight="bold" style:font-size-asian="12pt" style:language-asian="vi" style:country-asian="VN" style:font-weight-asian="bold" style:font-size-complex="12pt" style:font-weight-complex="bold"/>
    </style:style>
    <style:style style:name="P15" style:family="paragraph" style:parent-style-name="terp_5f_default_5f_8">
      <style:paragraph-properties fo:margin-left="0in" fo:margin-right="0in" fo:margin-top="0.028in" fo:margin-bottom="0in" fo:text-align="start" style:justify-single-word="false" fo:text-indent="0in" style:auto-text-indent="false"/>
      <style:text-properties style:font-name="Times New Roman" fo:font-size="13pt" fo:language="pt" fo:country="BR" fo:font-style="italic" style:font-size-asian="13pt" style:language-asian="vi" style:country-asian="VN" style:font-style-asian="italic" style:font-size-complex="13pt" style:language-complex="he" style:country-complex="IL"/>
    </style:style>
    <style:style style:name="P16" style:family="paragraph" style:parent-style-name="terp_5f_default_5f_8">
      <style:paragraph-properties fo:margin-left="0in" fo:margin-right="0in" fo:margin-top="0.028in" fo:margin-bottom="0in" fo:text-align="start" style:justify-single-word="false" fo:text-indent="0in" style:auto-text-indent="false"/>
      <style:text-properties fo:font-size="9pt" fo:language="pt" fo:country="BR" style:font-size-asian="9pt" style:font-size-complex="9pt"/>
    </style:style>
    <style:style style:name="P17" style:family="paragraph" style:parent-style-name="Standard">
      <style:paragraph-properties fo:margin-top="0.028in" fo:margin-bottom="0.028in" fo:text-align="justify" style:justify-single-word="false">
        <style:tab-stops>
          <style:tab-stop style:position="4.8228in"/>
        </style:tab-stops>
      </style:paragraph-properties>
      <style:text-properties style:font-name="Times New Roman1" fo:font-size="12pt" fo:letter-spacing="-0.0028in" style:text-underline-style="solid" style:text-underline-width="auto" style:text-underline-color="font-color" fo:font-weight="bold" style:font-size-asian="12pt" style:language-asian="vi" style:country-asian="VN" style:font-weight-asian="bold" style:font-size-complex="12pt" style:language-complex="he" style:country-complex="IL"/>
    </style:style>
    <style:style style:name="P18" style:family="paragraph" style:parent-style-name="Standard">
      <style:paragraph-properties fo:margin-top="0.028in" fo:margin-bottom="0.028in" fo:text-align="justify" style:justify-single-word="false">
        <style:tab-stops>
          <style:tab-stop style:position="4.6665in"/>
        </style:tab-stops>
      </style:paragraph-properties>
      <style:text-properties style:font-name="Times New Roman1" fo:font-size="12pt" style:font-size-asian="12pt" style:language-asian="vi" style:country-asian="VN" style:font-size-complex="12pt"/>
    </style:style>
    <style:style style:name="P19" style:family="paragraph" style:parent-style-name="Standard">
      <style:paragraph-properties fo:margin-top="0.028in" fo:margin-bottom="0.028in" fo:text-align="justify" style:justify-single-word="false">
        <style:tab-stops/>
      </style:paragraph-properties>
      <style:text-properties style:font-name="Times New Roman1" fo:font-size="12pt" style:font-size-asian="12pt" style:language-asian="vi" style:country-asian="VN" style:font-size-complex="12pt" style:language-complex="he" style:country-complex="IL"/>
    </style:style>
    <style:style style:name="P20" style:family="paragraph" style:parent-style-name="Standard">
      <style:paragraph-properties fo:margin-top="0.028in" fo:margin-bottom="0.028in" fo:text-align="justify" style:justify-single-word="false">
        <style:tab-stops>
          <style:tab-stop style:position="2.698in" style:leader-style="solid" style:leader-text="_"/>
          <style:tab-stop style:position="4.15in" style:leader-style="solid" style:leader-text="_"/>
          <style:tab-stop style:position="5.6299in" style:leader-style="solid" style:leader-text="_"/>
          <style:tab-stop style:position="7.25in" style:leader-style="solid" style:leader-text="_"/>
        </style:tab-stops>
      </style:paragraph-properties>
      <style:text-properties style:font-name="Times New Roman1" fo:font-size="12pt" style:font-size-asian="12pt" style:language-asian="vi" style:country-asian="VN" style:font-size-complex="12pt" style:language-complex="he" style:country-complex="IL"/>
    </style:style>
    <style:style style:name="P21" style:family="paragraph" style:parent-style-name="Standard">
      <style:paragraph-properties fo:margin-top="0.028in" fo:margin-bottom="0.028in" fo:text-align="justify" style:justify-single-word="false">
        <style:tab-stops>
          <style:tab-stop style:position="7.302in" style:leader-style="solid" style:leader-text="_"/>
        </style:tab-stops>
      </style:paragraph-properties>
      <style:text-properties style:font-name="Times New Roman1" fo:font-size="12pt" style:font-size-asian="12pt" style:language-asian="vi" style:country-asian="VN" style:font-size-complex="12pt" style:language-complex="he" style:country-complex="IL"/>
    </style:style>
    <style:style style:name="P22" style:family="paragraph" style:parent-style-name="Standard">
      <style:paragraph-properties fo:margin-top="0.028in" fo:margin-bottom="0.028in" fo:text-align="justify" style:justify-single-word="false"/>
      <style:text-properties style:font-name="Times New Roman1" fo:font-size="12pt" style:font-size-asian="12pt" style:font-size-complex="12pt"/>
    </style:style>
    <style:style style:name="P23" style:family="paragraph" style:parent-style-name="Standard">
      <style:paragraph-properties fo:margin-top="0.028in" fo:margin-bottom="0.028in" fo:text-align="justify" style:justify-single-word="false">
        <style:tab-stops>
          <style:tab-stop style:position="7.2902in"/>
        </style:tab-stops>
      </style:paragraph-properties>
      <style:text-properties style:font-name="Times New Roman1" fo:font-size="12pt" style:font-size-asian="12pt" style:font-size-complex="12pt"/>
    </style:style>
    <style:style style:name="P24" style:family="paragraph" style:parent-style-name="Standard">
      <style:paragraph-properties fo:margin-top="0.028in" fo:margin-bottom="0.028in" fo:text-align="justify" style:justify-single-word="false">
        <style:tab-stops>
          <style:tab-stop style:position="7.3126in"/>
        </style:tab-stops>
      </style:paragraph-properties>
      <style:text-properties style:font-name="Times New Roman1" fo:font-size="12pt" style:font-size-asian="12pt" style:font-size-complex="12pt"/>
    </style:style>
    <style:style style:name="P25" style:family="paragraph" style:parent-style-name="Standard">
      <style:paragraph-properties fo:margin-top="0.028in" fo:margin-bottom="0.028in" fo:text-align="justify" style:justify-single-word="false">
        <style:tab-stops>
          <style:tab-stop style:position="4.0311in" style:leader-style="solid" style:leader-text="_"/>
          <style:tab-stop style:position="7.2902in" style:leader-style="solid" style:leader-text="_"/>
        </style:tab-stops>
      </style:paragraph-properties>
      <style:text-properties style:font-name="Times New Roman1" fo:font-size="12pt" style:font-size-asian="12pt" style:font-size-complex="12pt"/>
    </style:style>
    <style:style style:name="P26" style:family="paragraph" style:parent-style-name="Standard">
      <style:paragraph-properties fo:margin-top="0.028in" fo:margin-bottom="0.028in" fo:text-align="justify" style:justify-single-word="false">
        <style:tab-stops/>
      </style:paragraph-properties>
      <style:text-properties style:font-name="Times New Roman1" fo:font-size="12pt" style:font-size-asian="12pt" style:font-size-complex="12pt"/>
    </style:style>
    <style:style style:name="P27" style:family="paragraph" style:parent-style-name="Standard">
      <style:paragraph-properties fo:margin-top="0.028in" fo:margin-bottom="0.028in" fo:text-align="justify" style:justify-single-word="false">
        <style:tab-stops>
          <style:tab-stop style:position="7.3126in" style:leader-style="solid" style:leader-text="_"/>
        </style:tab-stops>
      </style:paragraph-properties>
      <style:text-properties style:font-name="Times New Roman1" fo:font-size="12pt" style:font-size-asian="12pt" style:font-size-complex="12pt"/>
    </style:style>
    <style:style style:name="P28" style:family="paragraph" style:parent-style-name="Standard">
      <style:paragraph-properties fo:margin-top="0.028in" fo:margin-bottom="0.028in" fo:text-align="justify" style:justify-single-word="false">
        <style:tab-stops>
          <style:tab-stop style:position="7.3228in" style:leader-style="solid" style:leader-text="_"/>
        </style:tab-stops>
      </style:paragraph-properties>
      <style:text-properties style:font-name="Times New Roman1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3pt" fo:language="pt" fo:country="BR" style:font-size-asian="13pt" style:language-asian="vi" style:country-asian="VN" style:font-size-complex="13pt" style:language-complex="he" style:country-complex="IL"/>
    </style:style>
    <style:style style:name="P30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fo:language="sv" fo:country="SE" fo:font-style="italic" style:font-size-asian="12pt" style:language-asian="vi" style:country-asian="VN" style:font-style-asian="italic" style:font-size-complex="12pt" style:language-complex="he" style:country-complex="IL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ize="12pt" fo:language="sv" fo:country="SE" fo:font-weight="bold" style:font-size-asian="12pt" style:language-asian="vi" style:country-asian="VN" style:font-weight-asian="bold" style:font-size-complex="12pt" style:language-complex="he" style:country-complex="IL" style:font-weight-complex="bold"/>
    </style:style>
    <style:style style:name="P33" style:family="paragraph" style:parent-style-name="Standard">
      <style:paragraph-properties style:snap-to-layout-grid="false"/>
      <style:text-properties fo:font-size="12pt" fo:language="sv" fo:country="SE" fo:font-weight="bold" style:font-size-asian="12pt" style:language-asian="vi" style:country-asian="VN" style:font-weight-asian="bold" style:font-size-complex="12pt" style:language-complex="he" style:country-complex="I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language="sv" fo:country="SE" style:font-size-asian="12pt" style:language-asian="vi" style:country-asian="VN" style:font-size-complex="12pt" style:language-complex="he" style:country-complex="IL"/>
    </style:style>
    <style:style style:name="P35" style:family="paragraph" style:parent-style-name="Standard">
      <style:paragraph-properties fo:text-align="center" style:justify-single-word="false"/>
      <style:text-properties fo:font-size="12pt" fo:language="sv" fo:country="SE" style:font-size-asian="12pt" style:language-asian="vi" style:country-asian="VN" style:font-size-complex="12pt" style:language-complex="he" style:country-complex="IL"/>
    </style:style>
    <style:style style:name="P36" style:family="paragraph" style:parent-style-name="Standard">
      <style:paragraph-properties fo:margin-top="0.028in" fo:margin-bottom="0in" fo:text-align="justify" style:justify-single-word="false"/>
      <style:text-properties fo:font-size="13pt" fo:language="sv" fo:country="SE" fo:font-weight="bold" style:font-size-asian="13pt" style:language-asian="vi" style:country-asian="VN" style:font-weight-asian="bold" style:font-size-complex="13pt" style:language-complex="he" style:country-complex="IL"/>
    </style:style>
    <style:style style:name="P37" style:family="paragraph" style:parent-style-name="Standard">
      <style:paragraph-properties fo:margin-top="0.028in" fo:margin-bottom="0in" fo:text-align="justify" style:justify-single-word="false"/>
      <style:text-properties fo:font-size="12pt" fo:language="sv" fo:country="SE" style:font-size-asian="12pt" style:language-asian="vi" style:country-asian="VN" style:font-size-complex="12pt" style:language-complex="he" style:country-complex="IL"/>
    </style:style>
    <style:style style:name="P38" style:family="paragraph" style:parent-style-name="Standard">
      <style:paragraph-properties fo:margin-top="0.028in" fo:margin-bottom="0in" fo:text-align="center" style:justify-single-word="false"/>
      <style:text-properties fo:font-size="12pt" fo:language="pt" fo:country="BR" fo:font-weight="bold" style:font-size-asian="12pt" style:language-asian="vi" style:country-asian="VN" style:font-weight-asian="bold" style:font-size-complex="12pt" style:language-complex="he" style:country-complex="IL"/>
    </style:style>
    <style:style style:name="P39" style:family="paragraph" style:parent-style-name="Standard">
      <style:paragraph-properties fo:margin-top="0.028in" fo:margin-bottom="0in" fo:text-align="center" style:justify-single-word="false" style:snap-to-layout-grid="false"/>
      <style:text-properties fo:font-size="12pt" fo:language="pt" fo:country="BR" fo:font-weight="bold" style:font-size-asian="12pt" style:language-asian="vi" style:country-asian="VN" style:font-weight-asian="bold" style:font-size-complex="12pt" style:language-complex="he" style:country-complex="IL"/>
    </style:style>
    <style:style style:name="P40" style:family="paragraph" style:parent-style-name="Standard">
      <style:paragraph-properties fo:margin-top="0.028in" fo:margin-bottom="0in" fo:text-align="justify" style:justify-single-word="false" style:snap-to-layout-grid="false"/>
      <style:text-properties fo:font-size="12pt" fo:language="pt" fo:country="BR" fo:font-style="italic" style:font-size-asian="12pt" style:language-asian="vi" style:country-asian="VN" style:font-style-asian="italic" style:font-size-complex="12pt" style:language-complex="he" style:country-complex="IL"/>
    </style:style>
    <style:style style:name="P41" style:family="paragraph" style:parent-style-name="Standard">
      <style:paragraph-properties fo:margin-top="0.0417in" fo:margin-bottom="0.0835in" fo:text-align="center" style:justify-single-word="false" fo:break-before="page"/>
      <style:text-properties fo:font-size="11pt" fo:language="pt" fo:country="BR" fo:font-weight="bold" style:font-size-asian="11pt" style:language-asian="vi" style:country-asian="VN" style:font-weight-asian="bold" style:font-size-complex="11pt" style:language-complex="he" style:country-complex="IL" style:font-weight-complex="bold"/>
    </style:style>
    <style:style style:name="P42" style:family="paragraph" style:parent-style-name="Standard">
      <style:paragraph-properties fo:margin-top="0.0417in" fo:margin-bottom="0.0835in" fo:text-align="center" style:justify-single-word="false"/>
      <style:text-properties fo:font-size="11pt" fo:language="pt" fo:country="BR" fo:font-weight="bold" style:font-size-asian="11pt" style:language-asian="vi" style:country-asian="VN" style:font-weight-asian="bold" style:font-size-complex="11pt" style:language-complex="he" style:country-complex="IL" style:font-weight-complex="bold"/>
    </style:style>
    <style:style style:name="P43" style:family="paragraph" style:parent-style-name="Standard">
      <style:paragraph-properties fo:margin-top="0.0417in" fo:margin-bottom="0.0835in" fo:text-align="center" style:justify-single-word="false"/>
      <style:text-properties fo:font-size="11pt" fo:language="pt" fo:country="BR" style:font-size-asian="11pt" style:language-asian="vi" style:country-asian="VN" style:font-size-complex="11pt" style:language-complex="he" style:country-complex="IL" style:font-weight-complex="bold"/>
    </style:style>
    <style:style style:name="P44" style:family="paragraph" style:parent-style-name="Standard">
      <style:paragraph-properties fo:margin-top="0.0417in" fo:margin-bottom="0.0835in" fo:text-align="center" style:justify-single-word="false" style:snap-to-layout-grid="false"/>
      <style:text-properties fo:font-size="12pt" fo:language="pt" fo:country="BR" fo:font-weight="bold" style:font-size-asian="12pt" style:language-asian="vi" style:country-asian="VN" style:font-weight-asian="bold" style:font-size-complex="12pt" style:language-complex="he" style:country-complex="IL" style:font-weight-complex="bold"/>
    </style:style>
    <style:style style:name="P45" style:family="paragraph" style:parent-style-name="Standard">
      <style:paragraph-properties fo:margin-top="0.0417in" fo:margin-bottom="0.0835in" fo:text-align="center" style:justify-single-word="false" style:snap-to-layout-grid="false"/>
      <style:text-properties fo:font-size="12pt" fo:language="pt" fo:country="BR" style:font-size-asian="12pt" style:language-asian="vi" style:country-asian="VN" style:font-size-complex="12pt" style:language-complex="he" style:country-complex="IL" style:font-weight-complex="bold"/>
    </style:style>
    <style:style style:name="P46" style:family="paragraph">
      <style:paragraph-properties fo:text-align="center" style:writing-mode="lr-tb"/>
    </style:style>
    <style:style style:name="T1" style:family="text">
      <style:text-properties style:language-asian="vi" style:country-asian="VN"/>
    </style:style>
    <style:style style:name="T2" style:family="text">
      <style:text-properties style:language-asian="vi" style:country-asian="VN" style:language-complex="he" style:country-complex="IL"/>
    </style:style>
    <style:style style:name="T3" style:family="text">
      <style:text-properties fo:language="sv" fo:country="SE" style:language-asian="vi" style:country-asian="VN" style:language-complex="he" style:country-complex="IL"/>
    </style:style>
    <style:style style:name="T4" style:family="text">
      <style:text-properties fo:language="sv" fo:country="SE" style:language-asian="vi" style:country-asian="VN" style:language-complex="he" style:country-complex="IL" style:font-style-complex="italic"/>
    </style:style>
    <style:style style:name="T5" style:family="text">
      <style:text-properties fo:font-size="13pt" fo:language="de" fo:country="DE" fo:font-weight="bold" style:font-size-asian="13pt" style:language-asian="vi" style:country-asian="VN" style:font-weight-asian="bold" style:font-size-complex="13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3pt" style:language-asian="vi" style:country-asian="VN" style:font-size-complex="13pt"/>
    </style:style>
    <style:style style:name="T8" style:family="text">
      <style:text-properties fo:font-size="13pt" style:font-size-asian="13pt" style:language-asian="vi" style:country-asian="VN" style:font-size-complex="13pt" style:language-complex="he" style:country-complex="IL"/>
    </style:style>
    <style:style style:name="T9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0" style:family="text">
      <style:text-properties fo:font-size="13pt" style:text-underline-style="solid" style:text-underline-width="auto" style:text-underline-color="font-color" style:font-size-asian="13pt" style:language-asian="vi" style:country-asian="VN" style:font-size-complex="13pt"/>
    </style:style>
    <style:style style:name="T11" style:family="text">
      <style:text-properties fo:font-size="13pt" style:text-underline-style="none" style:font-size-asian="13pt" style:language-asian="vi" style:country-asian="VN" style:font-size-complex="13pt"/>
    </style:style>
    <style:style style:name="T12" style:family="text">
      <style:text-properties fo:font-size="13pt" style:text-underline-style="none" style:font-size-asian="13pt" style:language-asian="vi" style:country-asian="VN" style:font-size-complex="13pt" style:language-complex="he" style:country-complex="IL"/>
    </style:style>
    <style:style style:name="T13" style:family="text">
      <style:text-properties fo:font-size="13pt" style:text-underline-style="none" style:font-size-asian="13pt" style:font-size-complex="13pt"/>
    </style:style>
    <style:style style:name="T14" style:family="text">
      <style:text-properties fo:color="#000000" style:text-outline="false" style:text-line-through-style="none" style:font-name="Tahoma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language-complex="he" style:country-complex="I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language-complex="he" style:country-complex="I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fo:language="zxx" fo:country="none" fo:font-style="normal" fo:text-shadow="none" style:text-underline-style="none" fo:font-weight="normal" fo:background-color="transparent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fo:language="zxx" fo:country="none" fo:font-style="normal" fo:text-shadow="none" style:text-underline-style="none" fo:font-weight="normal" fo:background-color="transparent" style:font-name-asian="Tahoma1" style:language-asian="en" style:country-asian="US" style:font-style-asian="normal" style:font-weight-asian="normal" style:font-name-complex="Arial" style:language-complex="he" style:country-complex="IL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style:language-asian="vi" style:country-asian="VN"/>
    </style:style>
    <style:style style:name="T22" style:family="text">
      <style:text-properties style:text-underline-style="none" style:language-asian="vi" style:country-asian="VN" style:language-complex="he" style:country-complex="IL"/>
    </style:style>
    <style:style style:name="T23" style:family="text">
      <style:text-properties style:text-underline-style="solid" style:text-underline-width="auto" style:text-underline-color="font-color" style:language-asian="vi" style:country-asian="VN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51pt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2in" fo:border="non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line text:anchor-type="char" draw:z-index="2" draw:style-name="gr1" draw:text-style-name="P46" svg:x1="0.3417in" svg:y1="0.2193in" svg:x2="2.0917in" svg:y2="0.2193in"><text:p/></draw:line><draw:frame draw:style-name="fr1" draw:name="Frame1" text:anchor-type="char" svg:x="0.0035in" svg:y="0.6201in" svg:width="0.8429in" svg:height="1.0409in" draw:z-index="3"><draw:text-box><text:p text:style-name="Standard"/><text:p text:style-name="P3">Ảnh</text:p><text:p text:style-name="P3">3 x 4</text:p></draw:text-box></draw:frame>BẢO HIỂM XÃ HỘI VIỆT NAM</text:p>
          </table:table-cell>
          <table:table-cell table:style-name="Table1.A1" office:value-type="string">
            <text:p text:style-name="P5">CỘNG HOÀ XÃ HỘI CHỦ NGHĨA VIỆT NAM</text:p>
            <text:p text:style-name="P6">Độc lập - Tự do - Hạnh phúc</text:p>
            <text:p text:style-name="P7"><draw:line text:anchor-type="char" draw:z-index="0" draw:style-name="gr1" draw:text-style-name="P46" svg:x1="0.9693in" svg:y1="0.0193in" svg:x2="3.3102in" svg:y2="0.0193in"><text:p/></draw:line><text:tab/><draw:frame draw:style-name="fr2" draw:name="Frame2" text:anchor-type="char" svg:x="2.5244in" svg:y="0.1756in" svg:width="2.3791in" svg:height="0.5in" draw:z-index="1"><draw:text-box><text:p text:style-name="P10">Mẫu số: A01-TS</text:p><text:p text:style-name="P11">(Ban hành kèm theo QĐ số:1111 /QĐ-BHXH</text:p><text:p text:style-name="P11"><text:s/>Ngày 25/10/2011 của BHXH Việt Nam)</text:p></draw:text-box></draw:frame></text:p>
          </table:table-cell>
        </table:table-row>
      </table:table>
      <text:p text:style-name="P8">TỜ KHAI THAM GIA </text:p>
      <text:p text:style-name="P9">BẢO HIỂM XÃ HỘI, BẢO HIỂM Y TẾ</text:p>
      <text:p text:style-name="P13"><text:s text:c="9"/></text:p>
      <text:p text:style-name="P4"><text:span text:style-name="T5">Mã số thuế: </text:span></text:p>
      <text:p text:style-name="P12"/>
      <text:p text:style-name="P12"/>
      <text:p text:style-name="P14">I. THÔNG TIN CỦA NGƯỜI THAM GIA:</text:p>
      <text:p text:style-name="P18">[01]. Họ và tên (viết chữ in hoa): <text:span text:style-name="T18"><text:placeholder text:placeholder-type="text">&lt;get_nv(o)['last_name'] or ''&gt;</text:placeholder></text:span><text:tab/></text:p>
      <text:p text:style-name="P18">[02]. Giới tính: Nam <text:s text:c="6"/>Nữ</text:p>
      <text:p text:style-name="P23"><text:span text:style-name="T1">[03]. Ngày tháng năm sinh: </text:span><text:span text:style-name="T18"><text:placeholder text:placeholder-type="text">&lt;get_nv(o)['birthday'] or '___/____/______'&gt;</text:placeholder></text:span> <text:span text:style-name="T1"><text:s/>[04]. Dân tộc:</text:span><text:span text:style-name="T21"> </text:span><text:span text:style-name="T18"><text:placeholder text:placeholder-type="text">&lt;o.ethnic_id and o.ethnic_id.name or '_________'&gt;</text:placeholder></text:span><text:span text:style-name="T21">,</text:span><text:span text:style-name="T1">[05]. Quốc tịch:</text:span><text:span text:style-name="T23"> </text:span><text:span text:style-name="T18"><text:placeholder text:placeholder-type="text">&lt;o.country_id and o.country_id.name or ''&gt;</text:placeholder></text:span><text:span text:style-name="T1"><text:tab/> </text:span></text:p>
      <text:p text:style-name="P24"><text:span text:style-name="T1">[06]. Hộ khẩu thường trú hoặc tạm trú:</text:span><text:span text:style-name="T23"> </text:span><text:span text:style-name="T18"><text:placeholder text:placeholder-type="text">&lt;address_home(o) and address_home(o) or address_temp(o)&gt;</text:placeholder></text:span><text:span text:style-name="T1"><text:tab/></text:span></text:p>
      <text:p text:style-name="P24"><text:span text:style-name="T1">[07]. Địa chỉ liên hệ: </text:span><text:span text:style-name="T18"><text:placeholder text:placeholder-type="text">&lt;address(o)&gt;</text:placeholder></text:span><text:span text:style-name="T21"><text:tab/></text:span></text:p>
      <text:p text:style-name="P25"><text:span text:style-name="T1">[08]. Số điện thoại liên hệ (nếu có): cố định:</text:span><text:span text:style-name="T18"><text:placeholder text:placeholder-type="text">&lt;o.work_phone and o.work_phone or '________ '&gt;</text:placeholder></text:span><text:span text:style-name="T1"> di động: </text:span><text:span text:style-name="T18"><text:placeholder text:placeholder-type="text">&lt;o.mobile_phone and o.mobile_phone or ' '&gt;</text:placeholder></text:span></text:p>
      <text:p text:style-name="P23"><text:span text:style-name="T1">[09]. CMT số:</text:span><text:span text:style-name="T18"><text:placeholder text:placeholder-type="text">&lt;get_nv(o)['cmnd'] or '_________________'&gt;</text:placeholder></text:span><text:span text:style-name="T21">, <text:s/></text:span><text:span text:style-name="T1">ngày cấp: </text:span><text:span text:style-name="T18"><text:placeholder text:placeholder-type="text">&lt;get_nv(o)['birthday'] or '  ____ /__/_____'&gt;</text:placeholder></text:span><text:span text:style-name="T21"> </text:span><text:span text:style-name="T1">nơi cấp: </text:span><text:span text:style-name="T18"><text:placeholder text:placeholder-type="text">&lt;o.identification_id_place and o.identification_id_place.name or ''&gt;</text:placeholder></text:span><text:span text:style-name="T1"><text:tab/></text:span></text:p>
      <text:p text:style-name="P17">II. THAM GIA BẢO HIỂM XÃ HỘI BẮT BUỘC, BẢO HIỂM Y TẾ:</text:p>
      <text:p text:style-name="P26"><text:span text:style-name="T2">[10]. Quyết định tuyển dụng, hợp đồng lao động (hoặc HĐLV): số </text:span><text:span text:style-name="T19"><text:placeholder text:placeholder-type="text">&lt;get_nv(o)['contract'] &gt;</text:placeholder></text:span><text:span text:style-name="T2"> ngày có hiệu lực từ ngày </text:span><text:span text:style-name="T19"><text:placeholder text:placeholder-type="text">&lt;get_nv(o)['date_s_contract']&gt;</text:placeholder></text:span><text:span text:style-name="T22"> </text:span><text:span text:style-name="T2">loại hợp đồng</text:span><text:span text:style-name="T22"> </text:span><text:span text:style-name="T19"><text:placeholder text:placeholder-type="text">&lt;get_nv(o)['contract_type'] or ''&gt;</text:placeholder></text:span><text:span text:style-name="T22"><text:tab/><text:tab/></text:span></text:p>
      <text:p text:style-name="P26"><text:span text:style-name="T2">[11]. Tên cơ quan, đơn vị, địa chỉ: </text:span><text:span text:style-name="T19"><text:placeholder text:placeholder-type="text">&lt;company.name or ''&gt;</text:placeholder></text:span><text:span text:style-name="T22">, </text:span><text:span text:style-name="T2"><text:tab/></text:span><text:span text:style-name="T22"> </text:span></text:p>
      <text:p text:style-name="P19"><text:span text:style-name="T18"><text:placeholder text:placeholder-type="text">&lt;_address_company(company.partner_id,country=False)['dc']&gt;</text:placeholder></text:span><text:tab/><text:tab/></text:p>
      <text:p text:style-name="P19">[12]. Nơi làm việc: <text:span text:style-name="T18"><text:placeholder text:placeholder-type="text">&lt;o.address_id.street or ''&gt;</text:placeholder></text:span><text:tab/><text:span text:style-name="T20"> </text:span></text:p>
      <text:p text:style-name="P26"><text:span text:style-name="T2">[13]. Chức vụ, chức danh nghề, công việc:</text:span><text:span text:style-name="T22"> </text:span><text:span text:style-name="T19"><text:placeholder text:placeholder-type="text">&lt;o.job_id and o.job_id.name or ''&gt;</text:placeholder></text:span><text:span text:style-name="T2"><text:tab/></text:span></text:p>
      <text:p text:style-name="P22"><text:span text:style-name="T2">[14]. Lương chính: <text:s/></text:span><text:span text:style-name="T19"><text:placeholder text:placeholder-type="text">&lt;get_nv(o)['basic'] or ''&gt;</text:placeholder></text:span></text:p>
      <text:p text:style-name="P20">[15]. Phụ cấp:[15.1]. PCCV<text:tab/> <text:s/>[15.2]. TNN<text:tab/>, [15.3]. TNVK<text:tab/>, [15.4]. Khác<text:tab/></text:p>
      <text:p text:style-name="P27"><text:span text:style-name="T2">[16]. Mã số sổ bảo hiểm xã hội đã được cấp</text:span><text:span text:style-name="T1"> (nếu có)</text:span><text:span text:style-name="T2">: </text:span><text:span text:style-name="T19"><text:placeholder text:placeholder-type="text">&lt;o.sinid and o.sinid or '___________'&gt;</text:placeholder></text:span></text:p>
      <text:p text:style-name="P28"><text:span text:style-name="T2">[17]. Mã số thẻ bảo hiểm y tế đã được cấp</text:span><text:span text:style-name="T1"> (nếu có)</text:span><text:span text:style-name="T2">: </text:span></text:p>
      <text:p text:style-name="P21">[18]. Nơi đăng ký khám chữa bệnh ban đầu (theo hướng dẫn của cơ quan BHXH): <text:span text:style-name="T18"><text:placeholder text:placeholder-type="text">&lt;o.sinid_place.name and o.sinid_place.name or '_________ '&gt;</text:placeholder></text:span><text:tab/></text:p>
      <text:p text:style-name="P27"><text:span text:style-name="T2">[19]. Quyền lợi hưởng bảo hiểm y tế</text:span><text:span text:style-name="T1"> (nếu có)</text:span><text:span text:style-name="T2">: <text:tab/></text:span>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4">Tôi xin cam đoan n</text:span><text:span text:style-name="T3">hững nội dung kê khai trên là đúng sự thật và xin chịu hoàn toàn trách nhiệm trước pháp luật.</text:span></text:p>
            <text:p text:style-name="P31">.........., ngày ....... tháng ....... năm ...........</text:p>
            <text:p text:style-name="P32">Người khai</text:p>
            <text:p text:style-name="P31">(Ký, ghi rõ họ tên)</text:p>
            <text:p text:style-name="P37"/>
          </table:table-cell>
          <table:table-cell table:style-name="Table2.A1" office:value-type="string">
            <text:p text:style-name="P33">Xác nhận của người sử dụng lao động</text:p>
            <text:p text:style-name="P34">Sau khi kiểm tra, đối chiếu xác nhận các nội dung kê khai trên là đúng và xin chịu hoàn toàn trách nhiệm trước pháp luật.</text:p>
            <text:p text:style-name="P31">.........., ngày ....... tháng ....... năm ...........</text:p>
            <text:p text:style-name="P32">Thủ trưởng đơn vị</text:p>
            <text:p text:style-name="P31">(Ký, ghi rõ họ tên và đóng dấu)</text:p>
            <text:p text:style-name="P31"/>
            <text:p text:style-name="P31"/>
            <text:p text:style-name="P31"/>
            <text:p text:style-name="P35"/>
          </table:table-cell>
        </table:table-row>
      </table:table>
      <text:p text:style-name="P36">Duyệt của cơ quan bảo hiểm xã hội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Cán bộ thu</text:p>
            <text:p text:style-name="P31">(Ký, ghi rõ họ tên)</text:p>
          </table:table-cell>
          <table:table-cell table:style-name="Table3.A1" office:value-type="string">
            <text:p text:style-name="P39">Cán bộ sổ, thẻ</text:p>
            <text:p text:style-name="P31">(Ký, ghi rõ họ tên)</text:p>
          </table:table-cell>
          <table:table-cell table:style-name="Table3.A1" office:value-type="string">
            <text:p text:style-name="P40">........., ngày...... tháng...... năm .........</text:p>
            <text:p text:style-name="P38">Giám đốc BHXH</text:p>
            <text:p text:style-name="P31">(Ký, ghi rõ họ tên và đóng dấu)</text:p>
          </table:table-cell>
        </table:table-row>
      </table:table>
      <text:p text:style-name="P29"/>
      <text:p text:style-name="P41">PHỤ LỤC: THỜI GIAN LÀM VIỆC CÓ ĐÓNG BHXH </text:p>
      <text:p text:style-name="P42">CHƯA HƯỞNG MỘT LẦN</text:p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44">Từ tháng năm</text:p>
          </table:table-cell>
          <table:table-cell table:style-name="Table4.A1" table:number-rows-spanned="2" office:value-type="string">
            <text:p text:style-name="P44">Đến tháng năm</text:p>
          </table:table-cell>
          <table:table-cell table:style-name="Table4.A1" table:number-rows-spanned="2" office:value-type="string">
            <text:p text:style-name="P44">Diễn giải</text:p>
          </table:table-cell>
          <table:table-cell table:style-name="Table4.A1" table:number-rows-spanned="2" office:value-type="string">
            <text:p text:style-name="P44">Căn cứ đóng</text:p>
          </table:table-cell>
          <table:table-cell table:style-name="Table4.E1" table:number-columns-spanned="2" office:value-type="string">
            <text:p text:style-name="P44">Tỷ lệ đóng (%)</text:p>
          </table:table-cell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E2" office:value-type="string">
            <text:p text:style-name="P44">BHXH</text:p>
          </table:table-cell>
          <table:table-cell table:style-name="Table4.E1" office:value-type="string">
            <text:p text:style-name="P44">BHTN</text:p>
          </table:table-cell>
        </table:table-row>
        <table:table-row table:style-name="Table4.1">
          <table:table-cell table:style-name="Table4.E2" office:value-type="string">
            <text:p text:style-name="P44">1</text:p>
          </table:table-cell>
          <table:table-cell table:style-name="Table4.E2" office:value-type="string">
            <text:p text:style-name="P44">2</text:p>
          </table:table-cell>
          <table:table-cell table:style-name="Table4.E2" office:value-type="string">
            <text:p text:style-name="P44">3</text:p>
          </table:table-cell>
          <table:table-cell table:style-name="Table4.E2" office:value-type="string">
            <text:p text:style-name="P44">4</text:p>
          </table:table-cell>
          <table:table-cell table:style-name="Table4.E2" office:value-type="string">
            <text:p text:style-name="P44">5</text:p>
          </table:table-cell>
          <table:table-cell table:style-name="Table4.E1" office:value-type="string">
            <text:p text:style-name="P44">6</text:p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  <table:table-row table:style-name="Table4.1"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2" office:value-type="string">
            <text:p text:style-name="P45"/>
          </table:table-cell>
          <table:table-cell table:style-name="Table4.E1" office:value-type="string">
            <text:p text:style-name="P45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.VnTimeH" svg:font-family=".VnTimeH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25in" fo:text-align="center" style:justify-single-word="false" fo:keep-with-next="always"/>
      <style:text-properties style:font-name=".VnTimeH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0835in" fo:margin-bottom="0in" style:line-height-at-least="0.2917in" fo:text-align="end" style:justify-single-word="false" fo:text-indent="0.5in" style:auto-text-indent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4pt" fo:language="vi" fo:country="VN" style:font-size-asian="14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fo:language="en" fo:country="GB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complex="8pt" style:font-weight-complex="norma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terp_5f_default_5f_8">
      <style:paragraph-properties fo:margin-left="0in" fo:margin-right="0in" fo:text-align="start" style:justify-single-word="false" fo:text-indent="0in" style:auto-text-indent="false"/>
      <style:text-properties style:font-name="Times New Roman" fo:font-size="10pt" fo:language="pt" fo:country="BR" fo:font-style="italic" style:font-size-asian="10pt" style:font-style-asian="italic" style:font-size-complex="10pt"/>
    </style:style>
    <style:page-layout style:name="Mpm1">
      <style:page-layout-properties fo:page-width="8.2681in" fo:page-height="11.6929in" style:num-format="1" style:print-orientation="portrait" fo:margin-top="0.3902in" fo:margin-bottom="0.4902in" fo:margin-left="0.5in" fo:margin-right="0.390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398in" fo:margin-bottom="0.3909in" fo:margin-left="0.5in" fo:margin-right="0.390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5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4925in" fo:margin-left="0.5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/>
      </style:footer>
    </style:master-page>
    <style:master-page style:name="Convert_20_1" style:display-name="Convert 1" style:page-layout-name="Mpm3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4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ẢO HIỂM XÃ HỘI VIỆT NAM</dc:title>
    <meta:initial-creator>Le Nguyen Bong</meta:initial-creator>
    <meta:creation-date>2011-12-28T10:55:00</meta:creation-date>
    <dc:date>2014-07-09T13:08:31</dc:date>
    <meta:print-date>2011-12-28T10:06:00</meta:print-date>
    <meta:editing-cycles>321</meta:editing-cycles>
    <meta:editing-duration>P1DT4H3M14S</meta:editing-duration>
    <meta:generator>LibreOffice/3.5$Linux_X86_64 LibreOffice_project/350m1$Build-2</meta:generator>
    <dc:creator>ketpham </dc:creator>
    <meta:document-statistic meta:table-count="4" meta:image-count="0" meta:object-count="0" meta:page-count="2" meta:paragraph-count="65" meta:word-count="485" meta:character-count="2750" meta:non-whitespace-character-count="2281"/>
  </office:meta>
</office:document-meta>
</file>